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g John" svg:font-family="'Big John'" style:font-pitch="variable"/>
    <style:font-face style:name="Roboto" svg:font-family="Roboto" style:font-pitch="variable"/>
    <style:font-face style:name="Roboto Medium" svg:font-family="'Roboto Medium'" style:font-pitch="variable"/>
    <style:font-face style:name="Roboto Medium1" svg:font-family="'Roboto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Big John" officeooo:rsid="000a14fc" officeooo:paragraph-rsid="000a14fc"/>
    </style:style>
    <style:style style:name="P2" style:family="paragraph" style:parent-style-name="Standard">
      <style:text-properties style:font-name="Roboto" fo:font-size="10pt" fo:font-style="italic" fo:font-weight="normal" officeooo:rsid="000cd37a" officeooo:paragraph-rsid="000cd37a" style:font-size-asian="14pt" style:font-style-asian="italic" style:font-weight-asian="normal" style:font-size-complex="16pt" style:font-style-complex="italic" style:font-weight-complex="normal"/>
    </style:style>
    <style:style style:name="P3" style:family="paragraph" style:parent-style-name="Standard">
      <style:text-properties style:font-name="Roboto" fo:font-size="10pt" fo:font-style="italic" fo:font-weight="normal" officeooo:rsid="000dd715" officeooo:paragraph-rsid="000dd715" style:font-size-asian="14pt" style:font-style-asian="italic" style:font-weight-asian="normal" style:font-size-complex="16pt" style:font-style-complex="italic" style:font-weight-complex="normal"/>
    </style:style>
    <style:style style:name="P4" style:family="paragraph" style:parent-style-name="Standard">
      <style:text-properties style:font-name="Roboto" fo:font-size="12pt" fo:font-weight="bold" officeooo:rsid="000b9cc7" officeooo:paragraph-rsid="000b9cc7" style:font-size-asian="14pt" style:font-weight-asian="bold" style:font-size-complex="16pt" style:font-weight-complex="bold"/>
    </style:style>
    <style:style style:name="P5" style:family="paragraph" style:parent-style-name="Standard">
      <style:text-properties style:font-name="Roboto" fo:font-size="4pt" fo:font-weight="bold" officeooo:rsid="000b9cc7" officeooo:paragraph-rsid="000b9cc7" style:font-size-asian="14pt" style:font-weight-asian="bold" style:font-size-complex="16pt" style:font-weight-complex="bold"/>
    </style:style>
    <style:style style:name="P6" style:family="paragraph" style:parent-style-name="Standard">
      <style:text-properties style:font-name="Roboto" fo:font-size="4pt" fo:font-style="italic" fo:font-weight="normal" officeooo:rsid="000cd37a" officeooo:paragraph-rsid="000cd37a" style:font-size-asian="14pt" style:font-style-asian="italic" style:font-weight-asian="normal" style:font-size-complex="16pt" style:font-style-complex="italic" style:font-weight-complex="normal"/>
    </style:style>
    <style:style style:name="P7" style:family="paragraph" style:parent-style-name="Standard">
      <style:text-properties style:font-name="Roboto Medium1" fo:font-size="16pt" fo:font-weight="normal" officeooo:rsid="000a14fc" officeooo:paragraph-rsid="000a14fc" style:font-size-asian="14pt" style:font-weight-asian="normal" style:font-size-complex="16pt" style:font-weight-complex="normal"/>
    </style:style>
    <style:style style:name="P8" style:family="paragraph" style:parent-style-name="Standard">
      <style:text-properties style:font-name="Roboto Medium1" fo:font-size="10pt" fo:font-weight="normal" officeooo:rsid="000a14fc" officeooo:paragraph-rsid="000a14fc" style:font-size-asian="14pt" style:font-weight-asian="normal" style:font-size-complex="16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rinche</text:p>
      <text:p text:style-name="P7">Components</text:p>
      <text:p text:style-name="P8"/>
      <text:p text:style-name="P4">Title</text:p>
      <text:p text:style-name="P5"/>
      <text:p text:style-name="P2">Layouts: <text:span text:style-name="T2">article, note, quick, image, gallery, video, link, audio, quote, list</text:span></text:p>
      <text:p text:style-name="P6"><text:span text:style-name="T2"/></text:p>
      <text:p text:style-name="P3">Elements: <text:span text:style-name="T2">big-label, info-box, big-counter, input:text,1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g John" svg:font-family="'Big John'" style:font-pitch="variable"/>
    <style:font-face style:name="Roboto" svg:font-family="Roboto" style:font-pitch="variable"/>
    <style:font-face style:name="Roboto Medium" svg:font-family="'Roboto Medium'" style:font-pitch="variable"/>
    <style:font-face style:name="Roboto Medium1" svg:font-family="'Roboto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8:46:44.442907980</meta:creation-date>
    <dc:date>2017-03-08T14:32:01.317119868</dc:date>
    <meta:editing-duration>PT4M17S</meta:editing-duration>
    <meta:editing-cycles>1</meta:editing-cycles>
    <meta:generator>LibreOffice/5.3.0.3$Linux_X86_64 LibreOffice_project/30m0$Build-3</meta:generator>
    <meta:document-statistic meta:table-count="0" meta:image-count="0" meta:object-count="0" meta:page-count="1" meta:paragraph-count="5" meta:word-count="19" meta:character-count="158" meta:non-whitespace-character-count="144"/>
  </office:meta>
</office:document-meta>
</file>